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6e6895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0pt" fo:language="nl" fo:country="NL" officeooo:paragraph-rsid="0180cb1a" fo:background-color="transparent" style:font-size-asian="10pt" style:language-asian="nl" style:country-asian="NL" style:font-name-complex="Bitstream Vera Sans" style:font-size-complex="10pt"/>
    </style:style>
    <style:style style:name="P16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Footnote">
      <style:text-properties officeooo:rsid="0522dfb5" officeooo:paragraph-rsid="0522dfb5"/>
    </style:style>
    <style:style style:name="P19" style:family="paragraph" style:parent-style-name="Standard">
      <style:paragraph-properties fo:text-align="center" style:justify-single-word="false" fo:padding="0.049cm" fo:border="0.06pt solid #000000" style:shadow="none" style:writing-mode="lr-tb"/>
    </style:style>
    <style:style style:name="P2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428e48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83d94" officeooo:paragraph-rsid="01883d9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0" style:family="paragraph" style:parent-style-name="Standard" style:list-style-name="L1">
      <style:text-properties officeooo:paragraph-rsid="0180cb1a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font-name="Ubuntu3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font-name="Ubuntu3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font-name="Ubuntu3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font-name="Ubuntu3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font-name="Ubuntu3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fo:language="nl" fo:country="NL" fo:font-weight="normal" officeooo:rsid="005203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fo:language="nl" fo:country="NL" fo:font-weight="normal" officeooo:rsid="0097a0a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fo:language="nl" fo:country="NL" fo:font-weight="normal" officeooo:rsid="01883d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6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7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30" style:family="text">
      <style:text-properties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style:text-line-through-style="none" style:text-line-through-type="none" style:font-name="Ubuntu3" fo:font-size="12pt" fo:font-style="normal" officeooo:rsid="0526a1ff" style:font-size-asian="12pt" style:font-style-asian="normal" style:font-size-complex="12pt" style:font-style-complex="normal"/>
    </style:style>
    <style:style style:name="T32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33" style:family="text">
      <style:text-properties style:text-line-through-style="none" style:text-line-through-type="none" officeooo:rsid="0154e886"/>
    </style:style>
    <style:style style:name="T34" style:family="text">
      <style:text-properties style:text-line-through-style="none" style:text-line-through-type="none" officeooo:rsid="0183b5ef"/>
    </style:style>
    <style:style style:name="T35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3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font-size="12pt" officeooo:rsid="05272449" style:font-size-asian="12pt" style:font-size-complex="12pt"/>
    </style:style>
    <style:style style:name="T38" style:family="text">
      <style:text-properties fo:font-size="12pt" officeooo:rsid="0526a1ff" style:font-size-asian="12pt" style:font-size-complex="12pt"/>
    </style:style>
    <style:style style:name="T3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officeooo:rsid="0181027b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Strong_20_Emphasis"><text:span text:style-name="T15">C</text:span></text:span><text:span text:style-name="Strong_20_Emphasis"><text:span text:style-name="T10">hecklist voor </text:span></text:span><text:span text:style-name="Strong_20_Emphasis"><text:span text:style-name="T11">het</text:span></text:span><text:span text:style-name="Strong_20_Emphasis"><text:span text:style-name="T10"> install</text:span></text:span><text:span text:style-name="Strong_20_Emphasis"><text:span text:style-name="T11">eren</text:span></text:span><text:span text:style-name="Strong_20_Emphasis"><text:span text:style-name="T10"> van </text:span></text:span><text:reference-mark-start text:name="Distributie"/><text:span text:style-name="Strong_20_Emphasis"><text:span text:style-name="T16">Ubunt</text:span></text:span><text:span text:style-name="Strong_20_Emphasis"><text:span text:style-name="T18">u</text:span></text:span><text:reference-mark-end text:name="Distributie"/><text:span text:style-name="Strong_20_Emphasis"><text:span text:style-name="T16"> </text:span></text:span><text:reference-mark-start text:name="Versie"/><text:span text:style-name="Strong_20_Emphasis"><text:span text:style-name="T16">1</text:span></text:span><text:span text:style-name="Strong_20_Emphasis"><text:span text:style-name="T19">8</text:span></text:span><text:span text:style-name="Strong_20_Emphasis"><text:span text:style-name="T16">.</text:span></text:span><text:span text:style-name="Strong_20_Emphasis"><text:span text:style-name="T19">04 LTS</text:span></text:span><text:reference-mark-end text:name="Versie"/><text:span text:style-name="Strong_20_Emphasis"><text:span text:style-name="T10"> </text:span></text:span><text:reference-mark-start text:name="Editie"/><text:span text:style-name="Strong_20_Emphasis"><text:span text:style-name="T12">desktop</text:span></text:span><text:reference-mark-end text:name="Editie"/><text:span text:style-name="Strong_20_Emphasis"><text:span text:style-name="T13"> </text:span></text:span><text:span text:style-name="Strong_20_Emphasis"><text:span text:style-name="T10">op </text:span></text:span><text:reference-mark-start text:name="Computernaam"/><text:span text:style-name="Strong_20_Emphasis"><text:span text:style-name="T17">pc-van-emily</text:span></text:span><text:reference-mark-end text:name="Computernaam"/><text:span text:style-name="T14">.</text:span></text:p>
      <text:p text:style-name="P3"/>
      <text:p text:style-name="P19"><text:span text:style-name="T21">Gebruik </text:span><text:span text:style-name="T24">deze checklist naast</text:span><text:span text:style-name="T21"> </text:span><text:span text:style-name="T1">Checklist</text:span><text:span text:style-name="T21"> </text:span><text:span text:style-name="T22">i</text:span><text:span text:style-name="T21">nstall</text:span><text:span text:style-name="T23">atie </text:span><text:span text:style-name="T23"><text:reference-ref text:reference-format="text" text:ref-name="Distributie">Ubuntu</text:reference-ref></text:span><text:span text:style-name="T21"><text:s/></text:span><text:span text:style-name="T21"><text:reference-ref text:reference-format="text" text:ref-name="Versie">18.04 LTS</text:reference-ref></text:span><text:span text:style-name="T21"><text:s/></text:span><text:span text:style-name="T21"><text:reference-ref text:reference-format="text" text:ref-name="Editie">desktop</text:reference-ref></text:span></text:p>
      <text:p text:style-name="P2"><text:span text:style-name="Citation"><text:span text:style-name="T9"/></text:span></text:p>
      <text:p text:style-name="P4"><text:span text:style-name="T3">Kijk op</text:span><text:span text:style-name="T10"> </text:span><text:a xlink:type="simple" xlink:href="https://karelzimmer.nl/" text:style-name="Internet_20_link" text:visited-style-name="Visited_20_Internet_20_Link"><text:span text:style-name="Internet_20_link"><text:span text:style-name="T39">karelzimmer.nl</text:span></text:span></text:a><text:span text:style-name="T10"> </text:span><text:span text:style-name="T5">voor</text:span><text:span text:style-name="T4"> </text:span><text:span text:style-name="T36">deze en andere </text:span><text:span text:style-name="T6">checklists, scripts, en overige bestanden.</text:span></text:p>
      <text:p text:style-name="P17"/>
      <text:p text:style-name="P21"/>
      <text:p text:style-name="P11"><text:span text:style-name="Definition"><text:span text:style-name="T41">g</text:span></text:span><text:span text:style-name="Definition"><text:span text:style-name="T40">ebruiker</text:span></text:span><text:span text:style-name="T10"><text:tab/><text:tab/><text:tab/></text:span><text:span text:style-name="User_20_Entry"><text:span text:style-name="T26">Emily</text:span></text:span></text:p>
      <text:p text:style-name="P12"><text:span text:style-name="Definition"><text:span text:style-name="T41">g</text:span></text:span><text:span text:style-name="Definition"><text:span text:style-name="T40">ebruikersnaam</text:span></text:span><text:span text:style-name="T10"><text:tab/></text:span><text:span text:style-name="User_20_Entry"><text:span text:style-name="T26">emily</text:span></text:span></text:p>
      <text:p text:style-name="P14"><text:span text:style-name="Definition"><text:span text:style-name="T41">c</text:span></text:span><text:span text:style-name="Definition"><text:span text:style-name="T40">omputernaam<text:tab/></text:span></text:span><text:span text:style-name="User_20_Entry"><text:span text:style-name="T25"><text:reference-ref text:reference-format="text" text:ref-name="Computernaam">pc-van-emily</text:reference-ref></text:span></text:span></text:p>
      <text:p text:style-name="P13"><text:span text:style-name="Definition"><text:span text:style-name="T41">o</text:span></text:span><text:span text:style-name="Definition"><text:span text:style-name="T42">pstartmenu</text:span></text:span><text:span text:style-name="T10"><text:tab/><text:tab/></text:span><text:span text:style-name="User_20_Entry"><text:span text:style-name="T27">F11</text:span></text:span></text:p>
      <text:p text:style-name="P13"><text:span text:style-name="Definition"><text:span text:style-name="T41">i</text:span></text:span><text:span text:style-name="Definition"><text:span text:style-name="T42">nstellingen</text:span></text:span><text:span text:style-name="T10"><text:tab/><text:tab/></text:span><text:span text:style-name="User_20_Entry"><text:span text:style-name="T27">F2</text:span></text:span></text:p>
      <text:p text:style-name="P8"><text:span text:style-name="Definition"><text:span text:style-name="T41"/></text:span></text:p>
      <text:p text:style-name="P7"/>
      <text:list xml:id="list3925166657" text:style-name="L1">
        <text:list-item>
          <text:p text:style-name="P30"><text:span text:style-name="T43">Installatie voorbereiden</text:span></text:p>
          <text:p text:style-name="P24"/>
          <text:list>
            <text:list-item>
              <text:p text:style-name="P22">Volg <text:span text:style-name="T44">Checklist installatie </text:span><text:span text:style-name="T44"><text:reference-ref text:reference-format="text" text:ref-name="Distributie">Ubuntu</text:reference-ref></text:span><text:span text:style-name="T44"><text:s/></text:span><text:span text:style-name="T44"><text:reference-ref text:reference-format="text" text:ref-name="Versie">18.04 LTS</text:reference-ref></text:span><text:span text:style-name="T44"><text:s/></text:span><text:span text:style-name="T44"><text:reference-ref text:reference-format="text" text:ref-name="Editie">desktop</text:reference-ref></text:span><text:span text:style-name="T44">.</text:span></text:p>
              <text:p text:style-name="P25"/>
              <text:p text:style-name="P25"/>
            </text:list-item>
          </text:list>
        </text:list-item>
        <text:list-item>
          <text:p text:style-name="P29"><text:span text:style-name="Strong_20_Emphasis"><text:span text:style-name="T8">Installatie uitvoeren</text:span></text:span><text:line-break/></text:p>
          <text:list>
            <text:list-item>
              <text:p text:style-name="P22"><text:span text:style-name="T7">Volg </text:span><text:span text:style-name="T44">Checklist installatie </text:span><text:span text:style-name="T44"><text:reference-ref text:reference-format="text" text:ref-name="Distributie">Ubuntu</text:reference-ref></text:span><text:span text:style-name="T44"><text:s/></text:span><text:span text:style-name="T44"><text:reference-ref text:reference-format="text" text:ref-name="Versie">18.04 LTS</text:reference-ref></text:span><text:span text:style-name="T44"><text:s/></text:span><text:span text:style-name="T44"><text:reference-ref text:reference-format="text" text:ref-name="Editie">desktop</text:reference-ref></text:span><text:span text:style-name="T44">.</text:span></text:p>
              <text:p text:style-name="P23"/>
              <text:p text:style-name="P23"/>
            </text:list-item>
          </text:list>
        </text:list-item>
        <text:list-item>
          <text:p text:style-name="P26">Installatie afronden</text:p>
          <text:p text:style-name="P28"><text:span text:style-name="Emphasis"><text:span text:style-name="T29"/></text:span></text:p>
          <text:list>
            <text:list-item>
              <text:p text:style-name="P22">Volg <text:span text:style-name="T44">Checklist installatie </text:span><text:span text:style-name="T44"><text:reference-ref text:reference-format="text" text:ref-name="Distributie">Ubuntu</text:reference-ref></text:span><text:span text:style-name="T44"><text:s/></text:span><text:span text:style-name="T44"><text:reference-ref text:reference-format="text" text:ref-name="Versie">18.04 LTS</text:reference-ref></text:span><text:span text:style-name="T44"><text:s/></text:span><text:span text:style-name="T44"><text:reference-ref text:reference-format="text" text:ref-name="Editie">desktop</text:reference-ref></text:span><text:span text:style-name="T44">.<text:line-break/><text:line-break/></text:span></text:p>
            </text:list-item>
          </text:list>
        </text:list-item>
        <text:list-item>
          <text:p text:style-name="P22">Gebruiker inrichten<text:line-break/></text:p>
          <text:list>
            <text:list-item>
              <text:p text:style-name="P22">Volg <text:span text:style-name="T44">Checklist installatie </text:span><text:span text:style-name="T44"><text:reference-ref text:reference-format="text" text:ref-name="Distributie">Ubuntu</text:reference-ref></text:span><text:span text:style-name="T44"><text:s/></text:span><text:span text:style-name="T44"><text:reference-ref text:reference-format="text" text:ref-name="Versie">18.04 LTS</text:reference-ref></text:span><text:span text:style-name="T44"><text:s/></text:span><text:span text:style-name="T44"><text:reference-ref text:reference-format="text" text:ref-name="Editie">desktop</text:reference-ref></text:span><text:span text:style-name="T44">.</text:span></text:p>
            </text:list-item>
          </text:list>
        </text:list-item>
      </text:list>
      <text:p text:style-name="P5"/>
      <text:p text:style-name="P16"/>
      <text:p text:style-name="P6"><text:span text:style-name="T28">De installatie van </text:span><text:span text:style-name="T28"><text:reference-ref text:reference-format="text" text:ref-name="Distributie">Ubuntu</text:reference-ref></text:span><text:span text:style-name="T28"><text:s/></text:span><text:span text:style-name="T33"><text:reference-ref text:reference-format="text" text:ref-name="Versie">18.04 LTS</text:reference-ref></text:span><text:span text:style-name="T28"><text:s/></text:span><text:span text:style-name="T28"><text:reference-ref text:reference-format="text" text:ref-name="Editie">desktop</text:reference-ref></text:span><text:span text:style-name="T28"><text:s/></text:span><text:span text:style-name="T34">op </text:span><text:span text:style-name="T34"><text:reference-ref text:reference-format="text" text:ref-name="Computernaam">pc-van-emily</text:reference-ref></text:span><text:span text:style-name="T34"><text:s/></text:span><text:span text:style-name="T28">is voltooid.</text:span></text:p>
      <text:p text:style-name="P10"/>
      <text:p text:style-name="P15"><text:span text:style-name="T35">Einde c</text:span><text:span text:style-name="T20">hecklist.</text:span></text:p>
      <text:list xml:id="list100144952772062" text:continue-numbering="true" text:style-name="L1">
        <text:list-header>
          <text:p text:style-name="P27"/>
        </text:list-header>
      </text:list>
      <text:p text:style-name="P9"><text:span text:style-name="T37">Deze c</text:span><text:span text:style-name="T38">hecklist is g</text:span><text:span text:style-name="T32">emaakt door Karel Zimmer</text:span><text:span text:style-name="Strong_20_Emphasis"><text:span text:style-name="T30"> </text:span></text:span><text:span text:style-name="T32">(</text:span><text:a xlink:type="simple" xlink:href="https://karelzimmer.nl/" text:style-name="Internet_20_link" text:visited-style-name="Visited_20_Internet_20_Link"><text:span text:style-name="Internet_20_link"><text:span text:style-name="T31">karelzimmer.nl</text:span></text:span></text:a><text:span text:style-name="T32">, </text:span><text:a xlink:type="simple" xlink:href="mailto:info@karelzimmer.nl" text:style-name="Internet_20_link" text:visited-style-name="Visited_20_Internet_20_Link">info@karelzimmer.nl</text:a><text:span text:style-name="T32">).</text:span><text:span text:style-name="Strong_20_Emphasis"><text:span text:style-name="T30"><text:note text:id="ftn1" text:note-class="footnote"><text:note-citation text:label="©">©</text:note-citation><text:note-body><text:p text:style-name="P18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-van-emily</text:file-name><text:tab/><text:date style:data-style-name="N36" text:date-value="2019-12-18T10:01:42.982771396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1:42.901194894</dc:date>
    <meta:printed-by>Karel Zimmer</meta:printed-by>
    <meta:print-date>2012-07-13T13:55:28</meta:print-date>
    <meta:keyword>Installatie</meta:keyword>
    <meta:keyword>Checklist</meta:keyword>
    <meta:keyword>Linux</meta:keyword>
    <meta:editing-cycles>2981</meta:editing-cycles>
    <meta:editing-duration>P7DT2H7M53S</meta:editing-duration>
    <dc:creator>Karel Zimmer</dc:creator>
    <meta:document-statistic meta:table-count="0" meta:image-count="0" meta:object-count="0" meta:page-count="1" meta:paragraph-count="22" meta:word-count="134" meta:character-count="1004" meta:non-whitespace-character-count="891"/>
    <meta:user-defined meta:name="Info 1"/>
    <meta:user-defined meta:name="Info 2"/>
    <meta:user-defined meta:name="Info 3"/>
    <meta:user-defined meta:name="Info 4"/>
  </office:meta>
</office:document-meta>
</file>